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1">
          <table:table-cell table:style-name="ce29" office:value-type="date" office:date-value="2017-11-14" calcext:value-type="date">
            <text:p>2017-11-14</text:p>
          </table:table-cell>
          <table:table-cell table:number-columns-repeated="7"/>
          <table:table-cell table:style-name="ce5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5">
          <table:table-cell table:style-name="ce29" office:value-type="date" office:date-value="2017-11-15" calcext:value-type="date">
            <text:p>2017-11-15</text:p>
          </table:table-cell>
          <table:table-cell table:number-columns-repeated="7"/>
          <table:table-cell office:value-type="string" calcext:value-type="string">
            <text:p>- DUE: Film class: editing assignment</text:p>
            <text:p><text:span text:style-name="T3">- Add sreg_enroll_url; have passphrases stored in pointer files (use UUIDs as delimiters for the data?)</text:span></text:p>
          </table:table-cell>
          <table:table-cell table:number-columns-repeated="1015"/>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1">
          <table:table-cell table:style-name="ce2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5">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5T01:35:06.710478594</dc:date>
    <meta:creation-date>2016-09-05T22:47:24Z</meta:creation-date>
    <meta:editing-cycles>1492</meta:editing-cycles>
    <meta:editing-duration>P30DT3H43M12S</meta:editing-duration>
    <meta:generator>LibreOffice/5.2.7.2$Linux_X86_64 LibreOffice_project/20m0$Build-2</meta:generator>
    <meta:document-statistic meta:table-count="4" meta:cell-count="4181" meta:object-count="0"/>
  </office:meta>
</office:document-meta>
</file>